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ExecutionListenersTests.custom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xecutionListenersTests.inherited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zTestExecutionListen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xecutionListenersTests.nonInheritedDefault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xecutionListenersTests.inheritedDefault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ExecutionListenersTests.customListenersDeclared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ExecutionListenersTests.listenersAndValueAttributesDecla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ExecutionListenersTests.customListenersRegisteredViaMetaAnnotationWithNonInheritedListenersWithOverri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xecutionListenersTests.names( List &lt; Class &lt; ? &gt; &gt; 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uxTestExecutionListen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xecutionListenersTests.nonInheritedListenersRegisteredVia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xecutionListenersTests.assertRegisteredListeners( Class &lt; ? &gt; testClass , List &lt; Class &lt; ? &gt; &gt;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ExecutionListenersTests.classes( TestContextManager testContex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xecutionListenersTests.customsListenersRegisteredViaMetaAnnotationWithInheritedListenersWithOverri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xecutionListenersTests.defaultListenersMergedWithCustomListenerPrepen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ExecutionListenersTests.defaultListenersMergedWithCustomListenerAppen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ExecutionListenersTests.customListenersRegisteredViaMetaAnnotationWithOverri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rTestExecutionListen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xecutionListenersTests.nonInherited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xecutionListenersTests.inheritedListenersRegisteredVia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xecutionListenersTests.customListenersRegisteredVia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xecutionListenersTests.defaultListen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ExecutionListenersTests.assertNumRegisteredListeners( Class &lt; ? &gt; testClass , int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ExecutionListenersTests.defaultListenersMergedWithCustomListenerInse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